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officeooo:rsid="0439377d" officeooo:paragraph-rsid="042a8d29"/>
    </style:style>
    <style:style style:name="P5" style:family="paragraph" style:parent-style-name="Text_20_body">
      <style:text-properties officeooo:paragraph-rsid="043eda44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363775" officeooo:paragraph-rsid="043a07b8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445bc16" officeooo:paragraph-rsid="0445bc16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446f68f" officeooo:paragraph-rsid="0446f68f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448b2aa" officeooo:paragraph-rsid="0448b2aa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448b2aa" officeooo:paragraph-rsid="044a78bd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448b2aa" officeooo:paragraph-rsid="044c3531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44e5682" officeooo:paragraph-rsid="0453a0de"/>
    </style:style>
    <style:style style:name="P13" style:family="paragraph" style:parent-style-name="Text_20_body" style:list-style-name="L1">
      <style:text-properties officeooo:paragraph-rsid="042a8d29"/>
    </style:style>
    <style:style style:name="P14" style:family="paragraph" style:parent-style-name="Text_20_body" style:list-style-name="L1">
      <style:text-properties officeooo:rsid="044f4dd0" officeooo:paragraph-rsid="044f4dd0"/>
    </style:style>
    <style:style style:name="P15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6" style:family="paragraph" style:parent-style-name="Text_20_body" style:list-style-name="L1">
      <style:text-properties officeooo:rsid="043e3775" officeooo:paragraph-rsid="042a8d29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4e5682" officeooo:paragraph-rsid="04625ce5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5558d0" officeooo:paragraph-rsid="04625ce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2f5d90" style:font-weight-asian="normal" style:font-weight-complex="normal"/>
    </style:style>
    <style:style style:name="T7" style:family="text">
      <style:text-properties fo:font-weight="normal" officeooo:rsid="043eda44" style:font-weight-asian="normal" style:font-weight-complex="normal"/>
    </style:style>
    <style:style style:name="T8" style:family="text">
      <style:text-properties fo:font-weight="normal" officeooo:rsid="04441182" style:font-weight-asian="normal" style:font-weight-complex="normal"/>
    </style:style>
    <style:style style:name="T9" style:family="text">
      <style:text-properties fo:font-weight="normal" officeooo:rsid="0445bc16" style:font-weight-asian="normal" style:font-weight-complex="normal"/>
    </style:style>
    <style:style style:name="T10" style:family="text">
      <style:text-properties fo:font-weight="normal" officeooo:rsid="045bf681" style:font-weight-asian="normal" style:font-weight-complex="normal"/>
    </style:style>
    <style:style style:name="T11" style:family="text">
      <style:text-properties fo:font-weight="normal" officeooo:rsid="045d9cda" style:font-weight-asian="normal" style:font-weight-complex="normal"/>
    </style:style>
    <style:style style:name="T12" style:family="text">
      <style:text-properties fo:font-weight="normal" officeooo:rsid="045f443e" style:font-weight-asian="normal" style:font-weight-complex="normal"/>
    </style:style>
    <style:style style:name="T13" style:family="text">
      <style:text-properties fo:font-weight="normal" officeooo:rsid="0460810f" style:font-weight-asian="normal" style:font-weight-complex="normal"/>
    </style:style>
    <style:style style:name="T14" style:family="text">
      <style:text-properties fo:font-weight="normal" officeooo:rsid="0460e6d5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45bf681" style:font-weight-asian="bold" style:font-weight-complex="bold"/>
    </style:style>
    <style:style style:name="T17" style:family="text">
      <style:text-properties fo:font-weight="bold" officeooo:rsid="0460e6d5" style:font-weight-asian="bold" style:font-weight-complex="bold"/>
    </style:style>
    <style:style style:name="T18" style:family="text">
      <style:text-properties officeooo:rsid="0446f68f"/>
    </style:style>
    <style:style style:name="T19" style:family="text">
      <style:text-properties officeooo:rsid="044a78bd"/>
    </style:style>
    <style:style style:name="T20" style:family="text">
      <style:text-properties officeooo:rsid="044c3531"/>
    </style:style>
    <style:style style:name="T21" style:family="text">
      <style:text-properties officeooo:rsid="0453a0de"/>
    </style:style>
    <style:style style:name="T22" style:family="text">
      <style:text-properties officeooo:rsid="045604e4"/>
    </style:style>
    <style:style style:name="T23" style:family="text">
      <style:text-properties officeooo:rsid="045a3de3"/>
    </style:style>
    <style:style style:name="T24" style:family="text">
      <style:text-properties officeooo:rsid="0462cd3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תרגיל</text:span><text:span text:style-name="T1"> בית</text:span></text:h>
      <text:p text:style-name="P5"><text:span text:style-name="T2">כ</text:span><text:span text:style-name="T1">יתבו </text:span><text:span text:style-name="T2">מחלקה </text:span><text:span text:style-name="T9">CircularInt</text:span><text:span text:style-name="T7"> </text:span><text:span text:style-name="T8">המייצגת מספר שלם בחשבון מעגלי</text:span><text:span text:style-name="T9">, כמו למשל שעה בשעון. עצם במחלקה זו מאותחל ע"י המספר הקטן ביותר והגדול ביותר בתחום. מכאן והלאה אפשר לשנות אותו ע"י אופרטורים. לדוגמה:</text:span></text:p>
      <text:p text:style-name="P7">CircularInt <text:span text:style-name="T18">hour</text:span> {1, 12}<text:span text:style-name="T18">; <text:s text:c="2"/>// an integer between 1 and 12.</text:span></text:p>
      <text:p text:style-name="P8">cout &lt;&lt; hour; <text:span text:style-name="T23"><text:s text:c="13"/></text:span><text:s/>// prints 1</text:p>
      <text:p text:style-name="P9">hour += 7; <text:s text:c="2"/><text:span text:style-name="T18">cout &lt;&lt; hour; <text:s/>// prints </text:span>8</text:p>
      <text:p text:style-name="P10">hour += <text:span text:style-name="T19">6; <text:s text:c="2"/>cout &lt;&lt; hour; <text:s/>// prints 2</text:span></text:p>
      <text:p text:style-name="P11">hour <text:span text:style-name="T20">-</text:span>= <text:span text:style-name="T20">2; <text:s text:c="2"/>cout &lt;&lt; hour; <text:s/>// prints 12</text:span></text:p>
      <text:p text:style-name="P11">hour <text:span text:style-name="T20">-</text:span>= <text:span text:style-name="T20">13; <text:s/>cout &lt;&lt; hour; <text:s/>// prints 11</text:span></text:p>
      <text:p text:style-name="P12">hour *= <text:span text:style-name="T21">2; <text:s text:c="2"/>cout &lt;&lt; hour; <text:s/>// prints 10</text:span></text:p>
      <text:p text:style-name="P17">hour <text:span text:style-name="T24">/</text:span>= <text:span text:style-name="T21">2; <text:s text:c="2"/>cout &lt;&lt; hour; <text:s/>// prints 11 or 5</text:span></text:p>
      <text:p text:style-name="P18">cout &lt;&lt; -hour; <text:s text:c="13"/>// prints <text:span text:style-name="T22">2</text:span></text:p>
      <text:p text:style-name="P6"/>
      <text:p text:style-name="P4"><text:span text:style-name="T15">דגשים</text:span><text:span text:style-name="T1">: </text:span></text:p>
      <text:list xml:id="list6930058715432933599" text:style-name="L1">
        <text:list-item>
          <text:p text:style-name="P14"><text:span text:style-name="T3">י</text:span><text:span text:style-name="T1">ש להגדיר </text:span><text:span text:style-name="T10">את </text:span><text:span text:style-name="T16">כל </text:span><text:span text:style-name="T10">האופרטורים </text:span><text:span text:style-name="T12">שהגיוני להגדיר על מספר כזה</text:span><text:span text:style-name="T11"> - לא רק אלו שבדוגמה (עיברו על </text:span><text:span text:style-name="T13">רשימת </text:span><text:span text:style-name="T11">האופרטורים וחישבו איזה מהם הגיוני להגדיר כאן).</text:span></text:p>
        </text:list-item>
        <text:list-item>
          <text:p text:style-name="P13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</text:span></text:p>
        </text:list-item>
        <text:list-item>
          <text:p text:style-name="P15">מותר להשתמש בתכונות מתקדמות של שפת ++C גם אם עדיין לא נלמדו בהרצאות.</text:p>
        </text:list-item>
        <text:list-item>
          <text:p text:style-name="P16"><text:span text:style-name="T1">מותר להשתמש בקוד מהאינטרנט, אולם</text:span><text:span text:style-name="T14">: (א)</text:span><text:span text:style-name="T1"> יש לציין בבירור את המקור</text:span><text:span text:style-name="T14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9T09:27:46.509208028</dc:date>
    <meta:editing-duration>P7DT22H46M49S</meta:editing-duration>
    <meta:editing-cycles>1021</meta:editing-cycles>
    <meta:document-statistic meta:table-count="0" meta:image-count="0" meta:object-count="0" meta:page-count="1" meta:paragraph-count="18" meta:word-count="205" meta:character-count="1049" meta:non-whitespace-character-count="819"/>
  </office:meta>
</office:document-meta>
</file>